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b109" officeooo:paragraph-rsid="0013b109"/>
    </style:style>
    <style:style style:name="P2" style:family="paragraph" style:parent-style-name="Standard">
      <style:text-properties officeooo:rsid="0013e429" officeooo:paragraph-rsid="0013e429"/>
    </style:style>
    <style:style style:name="T1" style:family="text">
      <style:text-properties officeooo:rsid="0013e4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la holaaa <text:span text:style-name="T1">jajasdavṕkdfv</text:span></text:p>
      <text:p text:style-name="P2">ñlmdfglñkmsdfgñlkmsdfrg</text:p>
      <text:p text:style-name="P2">ñlkmsdfbñlmsdfgñlmsdfñlmsftdhg</text:p>
      <text:p text:style-name="P2">lknsdfbñlkmsdfgñlmsdfg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8T10:23:11.122214286</meta:creation-date>
    <dc:date>2018-12-28T11:16:44.023463930</dc:date>
    <meta:editing-duration>PT4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6" meta:character-count="100" meta:non-whitespace-character-count="98"/>
  </office:meta>
</office:document-meta>
</file>